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0.1551in" svg:y="44.3894in">
            <draw:object draw:notify-on-update-of-ranges="Sheet1.A246:Sheet1.A248 Sheet1.B246:Sheet1.B2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11in" svg:y="44.3161in">
            <draw:object draw:notify-on-update-of-ranges="Sheet1.A249:Sheet1.A251 Sheet1.B249:Sheet1.B2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  <table:table-cell office:value-type="string" calcext:value-type="string">
            <text:p># RTS/CTS</text:p>
          </table:table-cell>
          <table:table-cell office:value-type="string" calcext:value-type="string">
            <text:p>RTS/CTS %</text:p>
          </table:table-cell>
          <table:table-cell office:value-type="string" calcext:value-type="string">
            <text:p>RTS/CTS double check %</text:p>
          </table:table-cell>
          <table:table-cell office:value-type="string" calcext:value-type="string">
            <text:p># !goodpu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ntrol 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250699" calcext:value-type="float">
            <text:p>325069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149" calcext:value-type="float">
            <text:p>1149</text:p>
          </table:table-cell>
          <table:table-cell table:style-name="ce4" table:formula="of:=([.G5]/[.B5])*100" office:value-type="float" office:value="0.0353462439924459" calcext:value-type="float">
            <text:p>0.035346244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2420694" calcext:value-type="float">
            <text:p>2420694</text:p>
          </table:table-cell>
          <table:table-cell table:style-name="ce4" table:formula="of:=([.J5]/[.B5])*100" office:value-type="float" office:value="74.4668762010878" calcext:value-type="float">
            <text:p>74.4668762011</text:p>
          </table:table-cell>
          <table:table-cell table:style-name="ce4" office:value-type="float" office:value="74.467" calcext:value-type="float">
            <text:p>74.46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324759734" calcext:value-type="float">
            <text:p>132475973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12634" calcext:value-type="float">
            <text:p>112634</text:p>
          </table:table-cell>
          <table:table-cell table:style-name="ce4" table:formula="of:=([.G9]/[.B9])*100" office:value-type="float" office:value="0.00850222097707568" calcext:value-type="float">
            <text:p>0.008502221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629652812" calcext:value-type="float">
            <text:p>629652812</text:p>
          </table:table-cell>
          <table:table-cell table:style-name="ce4" table:formula="of:=([.J9]/[.B9])*100" office:value-type="float" office:value="47.529585617674" calcext:value-type="float">
            <text:p>47.5295856177</text:p>
          </table:table-cell>
          <table:table-cell table:style-name="ce4" office:value-type="float" office:value="47.53" calcext:value-type="float">
            <text:p>47.5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98077" calcext:value-type="float">
            <text:p>339807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707" calcext:value-type="float">
            <text:p>5707</text:p>
          </table:table-cell>
          <table:table-cell table:style-name="ce4" table:formula="of:=([.G14]/[.B14])*100" office:value-type="float" office:value="0.167947930550132" calcext:value-type="float">
            <text:p>0.1679479306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2480696" calcext:value-type="float">
            <text:p>2480696</text:p>
          </table:table-cell>
          <table:table-cell table:style-name="ce4" table:formula="of:=([.J14]/[.B14])*100" office:value-type="float" office:value="73.0029366609409" calcext:value-type="float">
            <text:p>73.0029366609</text:p>
          </table:table-cell>
          <table:table-cell table:style-name="ce4" office:value-type="float" office:value="73.003" calcext:value-type="float">
            <text:p>73.00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5]/[.B14])*100" office:value-type="float" office:value="57.1196885768039" calcext:value-type="float">
            <text:p>57.11968857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6]/[.B14])*100" office:value-type="float" office:value="61.1591497190911" calcext:value-type="float">
            <text:p>61.15914971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39916960" calcext:value-type="float">
            <text:p>143991696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67760" calcext:value-type="float">
            <text:p>967760</text:p>
          </table:table-cell>
          <table:table-cell table:style-name="ce4" table:formula="of:=([.G17]/[.B17])*100" office:value-type="float" office:value="0.0672094312994272" calcext:value-type="float">
            <text:p>0.0672094313</text:p>
          </table:table-cell>
          <table:table-cell table:style-name="ce4" office:value-type="float" office:value="0.067" calcext:value-type="float">
            <text:p>0.067</text:p>
          </table:table-cell>
          <table:table-cell table:style-name="ce4" office:value-type="float" office:value="640109259" calcext:value-type="float">
            <text:p>640109259</text:p>
          </table:table-cell>
          <table:table-cell table:style-name="ce4" table:formula="of:=([.J17]/[.B17])*100" office:value-type="float" office:value="44.4545954233361" calcext:value-type="float">
            <text:p>44.4545954233</text:p>
          </table:table-cell>
          <table:table-cell table:style-name="ce4" office:value-type="float" office:value="44.455" calcext:value-type="float">
            <text:p>44.45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8]/[.B17])*100" office:value-type="float" office:value="14.3912153795313" calcext:value-type="float">
            <text:p>14.39121537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19]/[.B17])*100" office:value-type="float" office:value="18.4810470598249" calcext:value-type="float">
            <text:p>18.48104705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15970" calcext:value-type="float">
            <text:p>331597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formula="of:=([.G21]/[.B21])*100" office:value-type="float" office:value="0.00301570882728131" calcext:value-type="float">
            <text:p>0.00301570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2601401" calcext:value-type="float">
            <text:p>2601401</text:p>
          </table:table-cell>
          <table:table-cell table:style-name="ce4" table:formula="of:=([.J21]/[.B21])*100" office:value-type="float" office:value="78.4506795899842" calcext:value-type="float">
            <text:p>78.45067959</text:p>
          </table:table-cell>
          <table:table-cell table:style-name="ce4" office:value-type="float" office:value="78.451" calcext:value-type="float">
            <text:p>78.45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2]/[.B21])*100" office:value-type="float" office:value="60.9754310201841" calcext:value-type="float">
            <text:p>60.97543102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3]/[.B21])*100" office:value-type="float" office:value="65.399717126512" calcext:value-type="float">
            <text:p>65.39971712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99217853" calcext:value-type="float">
            <text:p>109921785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8062" calcext:value-type="float">
            <text:p>18062</text:p>
          </table:table-cell>
          <table:table-cell table:style-name="ce4" table:formula="of:=([.G24]/[.B24])*100" office:value-type="float" office:value="0.00164316836291413" calcext:value-type="float">
            <text:p>0.0016431684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651476225" calcext:value-type="float">
            <text:p>651476225</text:p>
          </table:table-cell>
          <table:table-cell table:style-name="ce4" table:formula="of:=([.J24]/[.B24])*100" office:value-type="float" office:value="59.2672529127854" calcext:value-type="float">
            <text:p>59.2672529128</text:p>
          </table:table-cell>
          <table:table-cell table:style-name="ce4" office:value-type="float" office:value="59.267" calcext:value-type="float">
            <text:p>59.26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5]/[.B24])*100" office:value-type="float" office:value="20.8897254873825" calcext:value-type="float">
            <text:p>20.88972548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6]/[.B24])*100" office:value-type="float" office:value="26.5051723100061" calcext:value-type="float">
            <text:p>26.50517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992353" calcext:value-type="float">
            <text:p>399235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757" calcext:value-type="float">
            <text:p>1757</text:p>
          </table:table-cell>
          <table:table-cell table:style-name="ce4" table:formula="of:=([.G28]/[.B28])*100" office:value-type="float" office:value="0.0440091344628093" calcext:value-type="float">
            <text:p>0.0440091345</text:p>
          </table:table-cell>
          <table:table-cell table:style-name="ce4" office:value-type="float" office:value="0.044" calcext:value-type="float">
            <text:p>0.044</text:p>
          </table:table-cell>
          <table:table-cell table:style-name="ce4" office:value-type="float" office:value="2948569" calcext:value-type="float">
            <text:p>2948569</text:p>
          </table:table-cell>
          <table:table-cell table:style-name="ce4" table:formula="of:=([.J28]/[.B28])*100" office:value-type="float" office:value="73.8554180955442" calcext:value-type="float">
            <text:p>73.8554180955</text:p>
          </table:table-cell>
          <table:table-cell table:style-name="ce4" office:value-type="float" office:value="73.855" calcext:value-type="float">
            <text:p>73.85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29]/[.B28])*100" office:value-type="float" office:value="56.3646300815584" calcext:value-type="float">
            <text:p>56.36463008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0]/[.B28])*100" office:value-type="float" office:value="59.3371377731378" calcext:value-type="float">
            <text:p>59.33713777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630547707" calcext:value-type="float">
            <text:p>163054770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79468" calcext:value-type="float">
            <text:p>179468</text:p>
          </table:table-cell>
          <table:table-cell table:style-name="ce4" table:formula="of:=([.G31]/[.B31])*100" office:value-type="float" office:value="0.011006608345744" calcext:value-type="float">
            <text:p>0.0110066083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802844744" calcext:value-type="float">
            <text:p>802844744</text:p>
          </table:table-cell>
          <table:table-cell table:style-name="ce4" table:formula="of:=([.J31]/[.B31])*100" office:value-type="float" office:value="49.2377340787613" calcext:value-type="float">
            <text:p>49.2377340788</text:p>
          </table:table-cell>
          <table:table-cell table:style-name="ce4" office:value-type="float" office:value="49.238" calcext:value-type="float">
            <text:p>49.23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2]/[.B31])*100" office:value-type="float" office:value="12.0513255856549" calcext:value-type="float">
            <text:p>12.0513255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3]/[.B31])*100" office:value-type="float" office:value="14.7540696274764" calcext:value-type="float">
            <text:p>14.75406962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umber of packets:</text:p>
          </table:table-cell>
          <table:table-cell table:style-name="ce5"/>
          <table:table-cell table:style-name="ce8"/>
          <table:table-cell table:style-name="ce3"/>
          <table:table-cell table:style-name="ce8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6]/[.B35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7]/[.B35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umber of bytes:</text:p>
          </table:table-cell>
          <table:table-cell table:style-name="ce5"/>
          <table:table-cell table:style-name="ce8"/>
          <table:table-cell table:style-name="ce3"/>
          <table:table-cell table:style-name="ce8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39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0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4];[.B21];[.B28];[.B35])" office:value-type="float" office:value="13957099" calcext:value-type="float">
            <text:p>139570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5];[.B22];[.B29];[.B36])" office:value-type="float" office:value="8116624" calcext:value-type="float">
            <text:p>8116624</text:p>
          </table:table-cell>
          <table:table-cell table:formula="of:=([.B43]/[.B42])*100" office:value-type="float" office:value="58.1540906172551" calcext:value-type="float">
            <text:p>58.15409061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6];[.B23];[.B30];[.B37])" office:value-type="float" office:value="8643646" calcext:value-type="float">
            <text:p>8643646</text:p>
          </table:table-cell>
          <table:table-cell table:formula="of:=([.B44]/[.B42])*100" office:value-type="float" office:value="61.9301045296018" calcext:value-type="float">
            <text:p>61.93010452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7];[.B24];[.B31];[.B38])" office:value-type="float" office:value="5494442254" calcext:value-type="float">
            <text:p>54944422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8];[.B25];[.B32];[.B39])" office:value-type="float" office:value="839910686" calcext:value-type="float">
            <text:p>839910686</text:p>
          </table:table-cell>
          <table:table-cell table:formula="of:=([.B46]/[.B45])*100" office:value-type="float" office:value="15.2865504299101" calcext:value-type="float">
            <text:p>15.28655042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19];[.B26];[.B33];[.B40])" office:value-type="float" office:value="1063602563" calcext:value-type="float">
            <text:p>1063602563</text:p>
          </table:table-cell>
          <table:table-cell table:formula="of:=([.B47]/[.B45])*100" office:value-type="float" office:value="19.357789450343" calcext:value-type="float">
            <text:p>19.357789450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5];[.J14];[.J21];[.J28])" office:value-type="float" office:value="10451360" calcext:value-type="float">
            <text:p>10451360</text:p>
          </table:table-cell>
          <table:table-cell table:formula="of:=([.B48]/[.B42])*100" office:value-type="float" office:value="74.882036732705" calcext:value-type="float">
            <text:p>74.882036732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9];[.J17];[.J24];[.J31])" office:value-type="float" office:value="2724083040" calcext:value-type="float">
            <text:p>2724083040</text:p>
          </table:table-cell>
          <table:table-cell table:formula="of:=([.B49]/[.B45])*100" office:value-type="float" office:value="49.5788819696275" calcext:value-type="float">
            <text:p>49.5788819696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587776" calcext:value-type="float">
            <text:p>258777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854" calcext:value-type="float">
            <text:p>854</text:p>
          </table:table-cell>
          <table:table-cell table:style-name="ce4" table:formula="of:=([.G54]/[.B54])*100" office:value-type="float" office:value="0.0330013107780581" calcext:value-type="float">
            <text:p>0.0330013108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1818264" calcext:value-type="float">
            <text:p>1818264</text:p>
          </table:table-cell>
          <table:table-cell table:style-name="ce4" table:formula="of:=([.J54]/[.B54])*100" office:value-type="float" office:value="70.2635776821487" calcext:value-type="float">
            <text:p>70.2635776821</text:p>
          </table:table-cell>
          <table:table-cell table:style-name="ce4" office:value-type="float" office:value="70.264" calcext:value-type="float">
            <text:p>70.264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5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565409627" calcext:value-type="float">
            <text:p>56540962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0432" calcext:value-type="float">
            <text:p>40432</text:p>
          </table:table-cell>
          <table:table-cell table:style-name="ce4" table:formula="of:=([.G57]/[.B57])*100" office:value-type="float" office:value="0.00715092175110772" calcext:value-type="float">
            <text:p>0.0071509218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197329755" calcext:value-type="float">
            <text:p>197329755</text:p>
          </table:table-cell>
          <table:table-cell table:style-name="ce4" table:formula="of:=([.J57]/[.B57])*100" office:value-type="float" office:value="34.9003175002537" calcext:value-type="float">
            <text:p>34.9003175003</text:p>
          </table:table-cell>
          <table:table-cell table:style-name="ce4" office:value-type="float" office:value="34.9" calcext:value-type="float">
            <text:p>34.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8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42016" calcext:value-type="float">
            <text:p>314201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G61]/[.B61])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87968" calcext:value-type="float">
            <text:p>2087968</text:p>
          </table:table-cell>
          <table:table-cell table:style-name="ce4" table:formula="of:=([.J61]/[.B61])*100" office:value-type="float" office:value="66.453130728806" calcext:value-type="float">
            <text:p>66.4531307288</text:p>
          </table:table-cell>
          <table:table-cell table:style-name="ce4" office:value-type="float" office:value="66.453" calcext:value-type="float">
            <text:p>66.45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2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09848125" calcext:value-type="float">
            <text:p>10098481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G64]/[.B64])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8894272" calcext:value-type="float">
            <text:p>288894272</text:p>
          </table:table-cell>
          <table:table-cell table:style-name="ce4" table:formula="of:=([.J64]/[.B64])*100" office:value-type="float" office:value="28.6076950432522" calcext:value-type="float">
            <text:p>28.6076950433</text:p>
          </table:table-cell>
          <table:table-cell table:style-name="ce4" office:value-type="float" office:value="28.608" calcext:value-type="float">
            <text:p>28.60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5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6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237114" calcext:value-type="float">
            <text:p>323711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5369" calcext:value-type="float">
            <text:p>225369</text:p>
          </table:table-cell>
          <table:table-cell table:style-name="ce4" table:formula="of:=([.G68]/[.B68])*100" office:value-type="float" office:value="6.96203470128021" calcext:value-type="float">
            <text:p>6.9620347013</text:p>
          </table:table-cell>
          <table:table-cell table:style-name="ce4" office:value-type="float" office:value="6.962" calcext:value-type="float">
            <text:p>6.962</text:p>
          </table:table-cell>
          <table:table-cell table:style-name="ce4" office:value-type="float" office:value="2181027" calcext:value-type="float">
            <text:p>2181027</text:p>
          </table:table-cell>
          <table:table-cell table:style-name="ce4" table:formula="of:=([.J68]/[.B68])*100" office:value-type="float" office:value="67.3756623955783" calcext:value-type="float">
            <text:p>67.3756623956</text:p>
          </table:table-cell>
          <table:table-cell table:style-name="ce4" office:value-type="float" office:value="67.376" calcext:value-type="float">
            <text:p>67.376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69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43211284" calcext:value-type="float">
            <text:p>84321128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985150" calcext:value-type="float">
            <text:p>2985150</text:p>
          </table:table-cell>
          <table:table-cell table:style-name="ce4" table:formula="of:=([.G71]/[.B71])*100" office:value-type="float" office:value="0.35402159063137" calcext:value-type="float">
            <text:p>0.3540215906</text:p>
          </table:table-cell>
          <table:table-cell table:style-name="ce4" office:value-type="float" office:value="0.354" calcext:value-type="float">
            <text:p>0.354</text:p>
          </table:table-cell>
          <table:table-cell table:style-name="ce4" office:value-type="float" office:value="235123037" calcext:value-type="float">
            <text:p>235123037</text:p>
          </table:table-cell>
          <table:table-cell table:style-name="ce4" table:formula="of:=([.J71]/[.B71])*100" office:value-type="float" office:value="27.8842374931975" calcext:value-type="float">
            <text:p>27.8842374932</text:p>
          </table:table-cell>
          <table:table-cell table:style-name="ce4" office:value-type="float" office:value="27.884" calcext:value-type="float">
            <text:p>27.884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2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025755" calcext:value-type="float">
            <text:p>202575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2704" calcext:value-type="float">
            <text:p>222704</text:p>
          </table:table-cell>
          <table:table-cell table:style-name="ce4" table:formula="of:=([.G75]/[.B75])*100" office:value-type="float" office:value="10.9936295356546" calcext:value-type="float">
            <text:p>10.9936295357</text:p>
          </table:table-cell>
          <table:table-cell table:style-name="ce4" office:value-type="float" office:value="10.994" calcext:value-type="float">
            <text:p>10.994</text:p>
          </table:table-cell>
          <table:table-cell table:style-name="ce4" office:value-type="float" office:value="1463524" calcext:value-type="float">
            <text:p>1463524</text:p>
          </table:table-cell>
          <table:table-cell table:style-name="ce4" table:formula="of:=([.J75]/[.B75])*100" office:value-type="float" office:value="72.2458540149228" calcext:value-type="float">
            <text:p>72.2458540149</text:p>
          </table:table-cell>
          <table:table-cell table:style-name="ce4" office:value-type="float" office:value="72.246" calcext:value-type="float">
            <text:p>72.246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6]/[.B75])*100" office:value-type="float" office:value="64.6813657130304" calcext:value-type="float">
            <text:p>64.6813657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7]/[.B75])*100" office:value-type="float" office:value="64.6814150773415" calcext:value-type="float">
            <text:p>64.68141507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350784356" calcext:value-type="float">
            <text:p>35078435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904734" calcext:value-type="float">
            <text:p>2904734</text:p>
          </table:table-cell>
          <table:table-cell table:style-name="ce4" table:formula="of:=([.G78]/[.B78])*100" office:value-type="float" office:value="0.828068284778355" calcext:value-type="float">
            <text:p>0.8280682848</text:p>
          </table:table-cell>
          <table:table-cell table:style-name="ce4" office:value-type="float" office:value="0.828" calcext:value-type="float">
            <text:p>0.828</text:p>
          </table:table-cell>
          <table:table-cell table:style-name="ce4" office:value-type="float" office:value="92098315" calcext:value-type="float">
            <text:p>92098315</text:p>
          </table:table-cell>
          <table:table-cell table:style-name="ce4" table:formula="of:=([.J78]/[.B78])*100" office:value-type="float" office:value="26.2549664558017" calcext:value-type="float">
            <text:p>26.2549664558</text:p>
          </table:table-cell>
          <table:table-cell table:style-name="ce4" office:value-type="float" office:value="26.255" calcext:value-type="float">
            <text:p>26.25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79]/[.B78])*100" office:value-type="float" office:value="7.36722934132217" calcext:value-type="float">
            <text:p>7.36722934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0]/[.B78])*100" office:value-type="float" office:value="7.36729718927374" calcext:value-type="float">
            <text:p>7.36729718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542903" calcext:value-type="float">
            <text:p>54290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5128" calcext:value-type="float">
            <text:p>35128</text:p>
          </table:table-cell>
          <table:table-cell table:style-name="ce4" table:formula="of:=([.G82]/[.B82])*100" office:value-type="float" office:value="6.47040078982802" calcext:value-type="float">
            <text:p>6.4704007898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office:value-type="float" office:value="369167" calcext:value-type="float">
            <text:p>369167</text:p>
          </table:table-cell>
          <table:table-cell table:style-name="ce4" table:formula="of:=([.J82]/[.B82])*100" office:value-type="float" office:value="67.9987032674345" calcext:value-type="float">
            <text:p>67.9987032674</text:p>
          </table:table-cell>
          <table:table-cell table:style-name="ce4" office:value-type="float" office:value="67.999" calcext:value-type="float">
            <text:p>67.99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3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12413938" calcext:value-type="float">
            <text:p>11241393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91638" calcext:value-type="float">
            <text:p>491638</text:p>
          </table:table-cell>
          <table:table-cell table:style-name="ce4" table:formula="of:=([.G85]/[.B85])*100" office:value-type="float" office:value="0.437346123396193" calcext:value-type="float">
            <text:p>0.4373461234</text:p>
          </table:table-cell>
          <table:table-cell table:style-name="ce4" office:value-type="float" office:value="0.437" calcext:value-type="float">
            <text:p>0.437</text:p>
          </table:table-cell>
          <table:table-cell table:style-name="ce4" office:value-type="float" office:value="34623397" calcext:value-type="float">
            <text:p>34623397</text:p>
          </table:table-cell>
          <table:table-cell table:style-name="ce4" table:formula="of:=([.J85]/[.B85])*100" office:value-type="float" office:value="30.7999146867357" calcext:value-type="float">
            <text:p>30.7999146867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6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4];[.B61];[.B68];[.B75];[.B82])" office:value-type="float" office:value="11535564" calcext:value-type="float">
            <text:p>115355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5];[.B62];[.B69];[.B76];[.B83])" office:value-type="float" office:value="6696930" calcext:value-type="float">
            <text:p>6696930</text:p>
          </table:table-cell>
          <table:table-cell table:formula="of:=([.B90]/[.B89])*100" office:value-type="float" office:value="58.0546386808655" calcext:value-type="float">
            <text:p>58.05463868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6];[.B63];[.B70];[.B77];[.B84])" office:value-type="float" office:value="6696931" calcext:value-type="float">
            <text:p>6696931</text:p>
          </table:table-cell>
          <table:table-cell table:formula="of:=([.B91]/[.B89])*100" office:value-type="float" office:value="58.0546473497091" calcext:value-type="float">
            <text:p>58.05464734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7];[.B64];[.B71];[.B78];[.B85])" office:value-type="float" office:value="2881667330" calcext:value-type="float">
            <text:p>2881667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8];[.B65];[.B72];[.B80];[.B86])" office:value-type="float" office:value="125265470" calcext:value-type="float">
            <text:p>125265470</text:p>
          </table:table-cell>
          <table:table-cell table:formula="of:=([.B93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59];[.B66];[.B73];[.B80];[.B87])" office:value-type="float" office:value="125265470" calcext:value-type="float">
            <text:p>125265470</text:p>
          </table:table-cell>
          <table:table-cell table:formula="of:=([.B94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54];[.J61];[.J68];[.J75];[.J82])" office:value-type="float" office:value="7919950" calcext:value-type="float">
            <text:p>7919950</text:p>
          </table:table-cell>
          <table:table-cell table:formula="of:=([.B95]/[.B89])*100" office:value-type="float" office:value="68.6568077642324" calcext:value-type="float">
            <text:p>68.656807764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57];[.J64];[.J71];[.J78];[.J85])" office:value-type="float" office:value="848068776" calcext:value-type="float">
            <text:p>848068776</text:p>
          </table:table-cell>
          <table:table-cell table:formula="of:=([.B96]/[.B92])*100" office:value-type="float" office:value="29.4297945904811" calcext:value-type="float">
            <text:p>29.4297945905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721221" calcext:value-type="float">
            <text:p>372122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60312" calcext:value-type="float">
            <text:p>160312</text:p>
          </table:table-cell>
          <table:table-cell table:style-name="ce4" table:formula="of:=([.G102]/[.B102])*100" office:value-type="float" office:value="4.30804835294652" calcext:value-type="float">
            <text:p>4.3080483529</text:p>
          </table:table-cell>
          <table:table-cell table:style-name="ce4" office:value-type="float" office:value="4.308" calcext:value-type="float">
            <text:p>4.308</text:p>
          </table:table-cell>
          <table:table-cell table:style-name="ce4" office:value-type="float" office:value="2584326" calcext:value-type="float">
            <text:p>2584326</text:p>
          </table:table-cell>
          <table:table-cell table:style-name="ce4" table:formula="of:=([.J102]/[.B102])*100" office:value-type="float" office:value="69.4483342967268" calcext:value-type="float">
            <text:p>69.4483342967</text:p>
          </table:table-cell>
          <table:table-cell table:style-name="ce4" office:value-type="float" office:value="69.448" calcext:value-type="float">
            <text:p>69.44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3]/[.B102])*100" office:value-type="float" office:value="53.7473587298363" calcext:value-type="float">
            <text:p>53.74735872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4]/[.B102])*100" office:value-type="float" office:value="55.4296022730174" calcext:value-type="float">
            <text:p>55.4296022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09201968" calcext:value-type="float">
            <text:p>140920196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814694" calcext:value-type="float">
            <text:p>9814694</text:p>
          </table:table-cell>
          <table:table-cell table:style-name="ce4" table:formula="of:=([.G105]/[.B105])*100" office:value-type="float" office:value="0.696471777848099" calcext:value-type="float">
            <text:p>0.6964717778</text:p>
          </table:table-cell>
          <table:table-cell table:style-name="ce4" office:value-type="float" office:value="0.696" calcext:value-type="float">
            <text:p>0.696</text:p>
          </table:table-cell>
          <table:table-cell table:style-name="ce4" office:value-type="float" office:value="627080975" calcext:value-type="float">
            <text:p>627080975</text:p>
          </table:table-cell>
          <table:table-cell table:style-name="ce4" table:formula="of:=([.J105]/[.B105])*100" office:value-type="float" office:value="44.4990135721979" calcext:value-type="float">
            <text:p>44.4990135722</text:p>
          </table:table-cell>
          <table:table-cell table:style-name="ce4" office:value-type="float" office:value="44.499" calcext:value-type="float">
            <text:p>44.49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6]/[.B105])*100" office:value-type="float" office:value="11.3785531556964" calcext:value-type="float">
            <text:p>11.37855315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7]/[.B105])*100" office:value-type="float" office:value="13.3628587155081" calcext:value-type="float">
            <text:p>13.36285871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626136" calcext:value-type="float">
            <text:p>262613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4287" calcext:value-type="float">
            <text:p>54287</text:p>
          </table:table-cell>
          <table:table-cell table:style-name="ce4" table:formula="of:=([.G109]/[.B109])*100" office:value-type="float" office:value="2.0671815930325" calcext:value-type="float">
            <text:p>2.067181593</text:p>
          </table:table-cell>
          <table:table-cell table:style-name="ce4" office:value-type="float" office:value="2.067" calcext:value-type="float">
            <text:p>2.067</text:p>
          </table:table-cell>
          <table:table-cell table:style-name="ce4" office:value-type="float" office:value="1832646" calcext:value-type="float">
            <text:p>1832646</text:p>
          </table:table-cell>
          <table:table-cell table:style-name="ce4" table:formula="of:=([.J109]/[.B109])*100" office:value-type="float" office:value="69.7848854743243" calcext:value-type="float">
            <text:p>69.7848854743</text:p>
          </table:table-cell>
          <table:table-cell table:style-name="ce4" office:value-type="float" office:value="69.785" calcext:value-type="float">
            <text:p>69.78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0]/[.B109])*100" office:value-type="float" office:value="56.1933197671408" calcext:value-type="float">
            <text:p>56.19331976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1]/[.B109])*100" office:value-type="float" office:value="59.6494621756071" calcext:value-type="float">
            <text:p>59.64946217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57964596" calcext:value-type="float">
            <text:p>105796459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767145" calcext:value-type="float">
            <text:p>4767145</text:p>
          </table:table-cell>
          <table:table-cell table:style-name="ce4" table:formula="of:=([.G112]/[.B112])*100" office:value-type="float" office:value="0.45059589120693" calcext:value-type="float">
            <text:p>0.4505958912</text:p>
          </table:table-cell>
          <table:table-cell table:style-name="ce4" office:value-type="float" office:value="0.451" calcext:value-type="float">
            <text:p>0.451</text:p>
          </table:table-cell>
          <table:table-cell table:style-name="ce4" office:value-type="float" office:value="361445424" calcext:value-type="float">
            <text:p>361445424</text:p>
          </table:table-cell>
          <table:table-cell table:style-name="ce4" table:formula="of:=([.J112]/[.B112])*100" office:value-type="float" office:value="34.164226796111" calcext:value-type="float">
            <text:p>34.1642267961</text:p>
          </table:table-cell>
          <table:table-cell table:style-name="ce4" office:value-type="float" office:value="34.164" calcext:value-type="float">
            <text:p>34.164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3]/[.B112])*100" office:value-type="float" office:value="12.1799812098816" calcext:value-type="float">
            <text:p>12.17998120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4]/[.B112])*100" office:value-type="float" office:value="15.3915381115457" calcext:value-type="float">
            <text:p>15.39153811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483539" calcext:value-type="float">
            <text:p>348353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4684" calcext:value-type="float">
            <text:p>24684</text:p>
          </table:table-cell>
          <table:table-cell table:style-name="ce4" table:formula="of:=([.G116]/[.B116])*100" office:value-type="float" office:value="0.708589741639178" calcext:value-type="float">
            <text:p>0.7085897416</text:p>
          </table:table-cell>
          <table:table-cell table:style-name="ce4" office:value-type="float" office:value="0.709" calcext:value-type="float">
            <text:p>0.709</text:p>
          </table:table-cell>
          <table:table-cell table:style-name="ce4" office:value-type="float" office:value="2301600" calcext:value-type="float">
            <text:p>2301600</text:p>
          </table:table-cell>
          <table:table-cell table:style-name="ce4" table:formula="of:=([.J116]/[.B116])*100" office:value-type="float" office:value="66.0707401295062" calcext:value-type="float">
            <text:p>66.0707401295</text:p>
          </table:table-cell>
          <table:table-cell table:style-name="ce4" office:value-type="float" office:value="66.071" calcext:value-type="float">
            <text:p>66.07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7]/[.B116])*100" office:value-type="float" office:value="54.6859099323992" calcext:value-type="float">
            <text:p>54.68590993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8]/[.B116])*100" office:value-type="float" office:value="57.704334586178" calcext:value-type="float">
            <text:p>57.70433458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645900676" calcext:value-type="float">
            <text:p>164590067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619119" calcext:value-type="float">
            <text:p>3619119</text:p>
          </table:table-cell>
          <table:table-cell table:style-name="ce4" table:formula="of:=([.G119]/[.B119])*100" office:value-type="float" office:value="0.2198868408509" calcext:value-type="float">
            <text:p>0.2198868409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430741720" calcext:value-type="float">
            <text:p>430741720</text:p>
          </table:table-cell>
          <table:table-cell table:style-name="ce4" table:formula="of:=([.J119]/[.B119])*100" office:value-type="float" office:value="26.1705779869307" calcext:value-type="float">
            <text:p>26.1705779869</text:p>
          </table:table-cell>
          <table:table-cell table:style-name="ce4" office:value-type="float" office:value="26.171" calcext:value-type="float">
            <text:p>26.17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0]/[.B119])*100" office:value-type="float" office:value="8.67585213872286" calcext:value-type="float">
            <text:p>8.67585213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1]/[.B119])*100" office:value-type="float" office:value="10.7379258406721" calcext:value-type="float">
            <text:p>10.73792584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30859" calcext:value-type="float">
            <text:p>313085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7372" calcext:value-type="float">
            <text:p>57372</text:p>
          </table:table-cell>
          <table:table-cell table:style-name="ce4" table:formula="of:=([.G123]/[.B123])*100" office:value-type="float" office:value="1.83246834175541" calcext:value-type="float">
            <text:p>1.8324683418</text:p>
          </table:table-cell>
          <table:table-cell table:style-name="ce4" office:value-type="float" office:value="1.832" calcext:value-type="float">
            <text:p>1.832</text:p>
          </table:table-cell>
          <table:table-cell table:style-name="ce4" office:value-type="float" office:value="2162744" calcext:value-type="float">
            <text:p>2162744</text:p>
          </table:table-cell>
          <table:table-cell table:style-name="ce4" table:formula="of:=([.J123]/[.B123])*100" office:value-type="float" office:value="69.0782944872318" calcext:value-type="float">
            <text:p>69.0782944872</text:p>
          </table:table-cell>
          <table:table-cell table:style-name="ce4" office:value-type="float" office:value="69.078" calcext:value-type="float">
            <text:p>69.07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4]/[.B123])*100" office:value-type="float" office:value="55.5648146403271" calcext:value-type="float">
            <text:p>55.56481464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5]/[.B123])*100" office:value-type="float" office:value="58.7344878833573" calcext:value-type="float">
            <text:p>58.73448788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352524325" calcext:value-type="float">
            <text:p>13525243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543675" calcext:value-type="float">
            <text:p>4543675</text:p>
          </table:table-cell>
          <table:table-cell table:style-name="ce4" table:formula="of:=([.G126]/[.B126])*100" office:value-type="float" office:value="0.335940353605101" calcext:value-type="float">
            <text:p>0.3359403536</text:p>
          </table:table-cell>
          <table:table-cell table:style-name="ce4" office:value-type="float" office:value="0.336" calcext:value-type="float">
            <text:p>0.336</text:p>
          </table:table-cell>
          <table:table-cell table:style-name="ce4" office:value-type="float" office:value="437561699" calcext:value-type="float">
            <text:p>437561699</text:p>
          </table:table-cell>
          <table:table-cell table:style-name="ce4" table:formula="of:=([.J126]/[.B126])*100" office:value-type="float" office:value="32.3514846211731" calcext:value-type="float">
            <text:p>32.3514846212</text:p>
          </table:table-cell>
          <table:table-cell table:style-name="ce4" office:value-type="float" office:value="32.351" calcext:value-type="float">
            <text:p>32.35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7]/[.B126])*100" office:value-type="float" office:value="9.53006172365883" calcext:value-type="float">
            <text:p>9.53006172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8]/[.B126])*100" office:value-type="float" office:value="11.5174724121875" calcext:value-type="float">
            <text:p>11.51747241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45325" calcext:value-type="float">
            <text:p>453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76" calcext:value-type="float">
            <text:p>276</text:p>
          </table:table-cell>
          <table:table-cell table:style-name="ce4" table:formula="of:=([.G130]/[.B130])*100" office:value-type="float" office:value="0.608935466078323" calcext:value-type="float">
            <text:p>0.6089354661</text:p>
          </table:table-cell>
          <table:table-cell table:style-name="ce4" office:value-type="float" office:value="0.609" calcext:value-type="float">
            <text:p>0.609</text:p>
          </table:table-cell>
          <table:table-cell table:style-name="ce4" office:value-type="float" office:value="31365" calcext:value-type="float">
            <text:p>31365</text:p>
          </table:table-cell>
          <table:table-cell table:style-name="ce4" table:formula="of:=([.J130]/[.B130])*100" office:value-type="float" office:value="69.2002206287921" calcext:value-type="float">
            <text:p>69.2002206288</text:p>
          </table:table-cell>
          <table:table-cell table:style-name="ce4" office:value-type="float" office:value="69.2" calcext:value-type="float">
            <text:p>69.2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1]/[.B130])*100" office:value-type="float" office:value="58.0011031439603" calcext:value-type="float">
            <text:p>58.0011031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2]/[.B130])*100" office:value-type="float" office:value="62.1003861003861" calcext:value-type="float">
            <text:p>62.1003861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7235364" calcext:value-type="float">
            <text:p>1723536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3053" calcext:value-type="float">
            <text:p>33053</text:p>
          </table:table-cell>
          <table:table-cell table:style-name="ce4" table:formula="of:=([.G133]/[.B133])*100" office:value-type="float" office:value="0.191774307754684" calcext:value-type="float">
            <text:p>0.1917743078</text:p>
          </table:table-cell>
          <table:table-cell table:style-name="ce4" office:value-type="float" office:value="0.192" calcext:value-type="float">
            <text:p>0.192</text:p>
          </table:table-cell>
          <table:table-cell table:style-name="ce4" office:value-type="float" office:value="4035666" calcext:value-type="float">
            <text:p>4035666</text:p>
          </table:table-cell>
          <table:table-cell table:style-name="ce4" table:formula="of:=([.J133]/[.B133])*100" office:value-type="float" office:value="23.4150320236927" calcext:value-type="float">
            <text:p>23.4150320237</text:p>
          </table:table-cell>
          <table:table-cell table:style-name="ce4" office:value-type="float" office:value="23.415" calcext:value-type="float">
            <text:p>23.41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4]/[.B133])*100" office:value-type="float" office:value="11.6366558896" calcext:value-type="float">
            <text:p>11.63665588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5]/[.B133])*100" office:value-type="float" office:value="14.3778280516733" calcext:value-type="float">
            <text:p>14.3778280517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2];[.B109];[.B116];[.B123];[.B130])" office:value-type="float" office:value="13007080" calcext:value-type="float">
            <text:p>130070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3];[.B110];[.B117];[.B124];[.B131])" office:value-type="float" office:value="7146721" calcext:value-type="float">
            <text:p>7146721</text:p>
          </table:table-cell>
          <table:table-cell table:formula="of:=([.B138]/[.B137])*100" office:value-type="float" office:value="54.9448531107674" calcext:value-type="float">
            <text:p>54.9448531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4];[.B111];[.B118];[.B125];[.B132])" office:value-type="float" office:value="7506328" calcext:value-type="float">
            <text:p>7506328</text:p>
          </table:table-cell>
          <table:table-cell table:formula="of:=([.B139]/[.B137])*100" office:value-type="float" office:value="57.7095551038358" calcext:value-type="float">
            <text:p>57.70955510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5];[.B112];[.B119];[.B126];[.B133])" office:value-type="float" office:value="5482826929" calcext:value-type="float">
            <text:p>54828269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6];[.B113];[.B120];[.B128];[.B134])" office:value-type="float" office:value="589784829" calcext:value-type="float">
            <text:p>589784829</text:p>
          </table:table-cell>
          <table:table-cell table:formula="of:=([.B141]/[.B140])*100" office:value-type="float" office:value="10.7569477686864" calcext:value-type="float">
            <text:p>10.75694776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7];[.B114];[.B121];[.B128];[.B135])" office:value-type="float" office:value="686136973" calcext:value-type="float">
            <text:p>686136973</text:p>
          </table:table-cell>
          <table:table-cell table:formula="of:=([.B142]/[.B140])*100" office:value-type="float" office:value="12.5142920228041" calcext:value-type="float">
            <text:p>12.514292022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02];[.J109];[.J116];[.J123];[.J130])" office:value-type="float" office:value="8912681" calcext:value-type="float">
            <text:p>8912681</text:p>
          </table:table-cell>
          <table:table-cell table:formula="of:=([.B143]/[.B137])*100" office:value-type="float" office:value="68.5217666071094" calcext:value-type="float">
            <text:p>68.521766607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105];[.J112];[.J119];[.J126];[.J133])" office:value-type="float" office:value="1860865484" calcext:value-type="float">
            <text:p>1860865484</text:p>
          </table:table-cell>
          <table:table-cell table:formula="of:=([.B144]/[.B140])*100" office:value-type="float" office:value="33.9398910105557" calcext:value-type="float">
            <text:p>33.9398910106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905149" calcext:value-type="float">
            <text:p>290514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32680" calcext:value-type="float">
            <text:p>232680</text:p>
          </table:table-cell>
          <table:table-cell table:style-name="ce4" table:formula="of:=([.G151]/[.B151])*100" office:value-type="float" office:value="8.00922775389489" calcext:value-type="float">
            <text:p>8.0092277539</text:p>
          </table:table-cell>
          <table:table-cell table:style-name="ce4" office:value-type="float" office:value="8.009" calcext:value-type="float">
            <text:p>8.009</text:p>
          </table:table-cell>
          <table:table-cell table:style-name="ce4" office:value-type="float" office:value="1957803" calcext:value-type="float">
            <text:p>1957803</text:p>
          </table:table-cell>
          <table:table-cell table:style-name="ce4" table:formula="of:=([.J151]/[.B151])*100" office:value-type="float" office:value="67.3907947578592" calcext:value-type="float">
            <text:p>67.3907947579</text:p>
          </table:table-cell>
          <table:table-cell table:style-name="ce4" office:value-type="float" office:value="67.391" calcext:value-type="float">
            <text:p>67.39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2]/[.B151])*100" office:value-type="float" office:value="56.0122733808146" calcext:value-type="float">
            <text:p>56.01227338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3]/[.B151])*100" office:value-type="float" office:value="56.012307802457" calcext:value-type="float">
            <text:p>56.01230780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00103269" calcext:value-type="float">
            <text:p>80010326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93932" calcext:value-type="float">
            <text:p>3193932</text:p>
          </table:table-cell>
          <table:table-cell table:style-name="ce4" table:formula="of:=([.G154]/[.B154])*100" office:value-type="float" office:value="0.399189970063727" calcext:value-type="float">
            <text:p>0.3991899701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office:value-type="float" office:value="246217689" calcext:value-type="float">
            <text:p>246217689</text:p>
          </table:table-cell>
          <table:table-cell table:style-name="ce4" table:formula="of:=([.J154]/[.B154])*100" office:value-type="float" office:value="30.7732387230129" calcext:value-type="float">
            <text:p>30.773238723</text:p>
          </table:table-cell>
          <table:table-cell table:style-name="ce4" office:value-type="float" office:value="30.773" calcext:value-type="float">
            <text:p>30.77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5]/[.B154])*100" office:value-type="float" office:value="3.69957043632576" calcext:value-type="float">
            <text:p>3.69957043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6]/[.B154])*100" office:value-type="float" office:value="3.69958056001893" calcext:value-type="float">
            <text:p>3.699580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10312" calcext:value-type="float">
            <text:p>31103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66892" calcext:value-type="float">
            <text:p>166892</text:p>
          </table:table-cell>
          <table:table-cell table:style-name="ce4" table:formula="of:=([.G158]/[.B158])*100" office:value-type="float" office:value="5.36576394908292" calcext:value-type="float">
            <text:p>5.3657639491</text:p>
          </table:table-cell>
          <table:table-cell table:style-name="ce4" office:value-type="float" office:value="5.366" calcext:value-type="float">
            <text:p>5.366</text:p>
          </table:table-cell>
          <table:table-cell table:style-name="ce4" office:value-type="float" office:value="1968922" calcext:value-type="float">
            <text:p>1968922</text:p>
          </table:table-cell>
          <table:table-cell table:style-name="ce4" table:formula="of:=([.J158]/[.B158])*100" office:value-type="float" office:value="63.3030384090085" calcext:value-type="float">
            <text:p>63.303038409</text:p>
          </table:table-cell>
          <table:table-cell table:style-name="ce4" office:value-type="float" office:value="63.303" calcext:value-type="float">
            <text:p>63.30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59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977921406" calcext:value-type="float">
            <text:p>97792140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315156" calcext:value-type="float">
            <text:p>2315156</text:p>
          </table:table-cell>
          <table:table-cell table:style-name="ce4" table:formula="of:=([.G161]/[.B161])*100" office:value-type="float" office:value="0.236742542477897" calcext:value-type="float">
            <text:p>0.2367425425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 office:value-type="float" office:value="213352900" calcext:value-type="float">
            <text:p>213352900</text:p>
          </table:table-cell>
          <table:table-cell table:style-name="ce4" table:formula="of:=([.J161]/[.B161])*100" office:value-type="float" office:value="21.8169782040746" calcext:value-type="float">
            <text:p>21.8169782041</text:p>
          </table:table-cell>
          <table:table-cell table:style-name="ce4" office:value-type="float" office:value="21.817" calcext:value-type="float">
            <text:p>21.81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2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545498" calcext:value-type="float">
            <text:p>354549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05206" calcext:value-type="float">
            <text:p>205206</text:p>
          </table:table-cell>
          <table:table-cell table:style-name="ce4" table:formula="of:=([.G165]/[.B165])*100" office:value-type="float" office:value="5.78779060092546" calcext:value-type="float">
            <text:p>5.7877906009</text:p>
          </table:table-cell>
          <table:table-cell table:style-name="ce4" office:value-type="float" office:value="5.788" calcext:value-type="float">
            <text:p>5.788</text:p>
          </table:table-cell>
          <table:table-cell table:style-name="ce4" office:value-type="float" office:value="2279325" calcext:value-type="float">
            <text:p>2279325</text:p>
          </table:table-cell>
          <table:table-cell table:style-name="ce4" table:formula="of:=([.J165]/[.B165])*100" office:value-type="float" office:value="64.2878659076948" calcext:value-type="float">
            <text:p>64.2878659077</text:p>
          </table:table-cell>
          <table:table-cell table:style-name="ce4" office:value-type="float" office:value="64.288" calcext:value-type="float">
            <text:p>64.28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6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972160420" calcext:value-type="float">
            <text:p>97216042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821452" calcext:value-type="float">
            <text:p>2821452</text:p>
          </table:table-cell>
          <table:table-cell table:style-name="ce4" table:formula="of:=([.G168]/[.B168])*100" office:value-type="float" office:value="0.290224940447586" calcext:value-type="float">
            <text:p>0.2902249404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30100542" calcext:value-type="float">
            <text:p>230100542</text:p>
          </table:table-cell>
          <table:table-cell table:style-name="ce4" table:formula="of:=([.J168]/[.B168])*100" office:value-type="float" office:value="23.668988910287" calcext:value-type="float">
            <text:p>23.6689889103</text:p>
          </table:table-cell>
          <table:table-cell table:style-name="ce4" office:value-type="float" office:value="23.669" calcext:value-type="float">
            <text:p>23.66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69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456251" calcext:value-type="float">
            <text:p>245625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7460" calcext:value-type="float">
            <text:p>227460</text:p>
          </table:table-cell>
          <table:table-cell table:style-name="ce4" table:formula="of:=([.G172]/[.B172])*100" office:value-type="float" office:value="9.26045424510769" calcext:value-type="float">
            <text:p>9.2604542451</text:p>
          </table:table-cell>
          <table:table-cell table:style-name="ce4" office:value-type="float" office:value="9.26" calcext:value-type="float">
            <text:p>9.26</text:p>
          </table:table-cell>
          <table:table-cell table:style-name="ce4" office:value-type="float" office:value="1688867" calcext:value-type="float">
            <text:p>1688867</text:p>
          </table:table-cell>
          <table:table-cell table:style-name="ce4" table:formula="of:=([.J172]/[.B172])*100" office:value-type="float" office:value="68.7579160273115" calcext:value-type="float">
            <text:p>68.7579160273</text:p>
          </table:table-cell>
          <table:table-cell table:style-name="ce4" office:value-type="float" office:value="68.758" calcext:value-type="float">
            <text:p>68.75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3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656002602" calcext:value-type="float">
            <text:p>65600260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16766" calcext:value-type="float">
            <text:p>3116766</text:p>
          </table:table-cell>
          <table:table-cell table:style-name="ce4" table:formula="of:=([.G175]/[.B175])*100" office:value-type="float" office:value="0.475114883766879" calcext:value-type="float">
            <text:p>0.4751148838</text:p>
          </table:table-cell>
          <table:table-cell table:style-name="ce4" office:value-type="float" office:value="0.475" calcext:value-type="float">
            <text:p>0.475</text:p>
          </table:table-cell>
          <table:table-cell table:style-name="ce4" office:value-type="float" office:value="173967618" calcext:value-type="float">
            <text:p>173967618</text:p>
          </table:table-cell>
          <table:table-cell table:style-name="ce4" table:formula="of:=([.J175]/[.B175])*100" office:value-type="float" office:value="26.5193487753879" calcext:value-type="float">
            <text:p>26.5193487754</text:p>
          </table:table-cell>
          <table:table-cell table:style-name="ce4" office:value-type="float" office:value="26.519" calcext:value-type="float">
            <text:p>26.51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6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90355" calcext:value-type="float">
            <text:p>29035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997" calcext:value-type="float">
            <text:p>9997</text:p>
          </table:table-cell>
          <table:table-cell table:style-name="ce4" table:formula="of:=([.G179]/[.B179])*100" office:value-type="float" office:value="3.443026639803" calcext:value-type="float">
            <text:p>3.4430266398</text:p>
          </table:table-cell>
          <table:table-cell table:style-name="ce4" office:value-type="float" office:value="3.443" calcext:value-type="float">
            <text:p>3.443</text:p>
          </table:table-cell>
          <table:table-cell table:style-name="ce4" office:value-type="float" office:value="186800" calcext:value-type="float">
            <text:p>186800</text:p>
          </table:table-cell>
          <table:table-cell table:style-name="ce4" table:formula="of:=([.J179]/[.B179])*100" office:value-type="float" office:value="64.3350381429629" calcext:value-type="float">
            <text:p>64.335038143</text:p>
          </table:table-cell>
          <table:table-cell table:style-name="ce4" office:value-type="float" office:value="64.335" calcext:value-type="float">
            <text:p>64.33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0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8616033" calcext:value-type="float">
            <text:p>8861603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36642" calcext:value-type="float">
            <text:p>136642</text:p>
          </table:table-cell>
          <table:table-cell table:style-name="ce4" table:formula="of:=([.G182]/[.B182])*100" office:value-type="float" office:value="0.154195573164509" calcext:value-type="float">
            <text:p>0.1541955732</text:p>
          </table:table-cell>
          <table:table-cell table:style-name="ce4" office:value-type="float" office:value="0.154" calcext:value-type="float">
            <text:p>0.154</text:p>
          </table:table-cell>
          <table:table-cell table:style-name="ce4" office:value-type="float" office:value="18571463" calcext:value-type="float">
            <text:p>18571463</text:p>
          </table:table-cell>
          <table:table-cell table:style-name="ce4" table:formula="of:=([.J182]/[.B182])*100" office:value-type="float" office:value="20.9572267808468" calcext:value-type="float">
            <text:p>20.9572267808</text:p>
          </table:table-cell>
          <table:table-cell table:style-name="ce4" office:value-type="float" office:value="20.957" calcext:value-type="float">
            <text:p>20.95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3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1];[.B158];[.B165];[.B172];[.B179])" office:value-type="float" office:value="12307565" calcext:value-type="float">
            <text:p>123075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2];[.B159];[.B166];[.B173];[.B180])" office:value-type="float" office:value="6917725" calcext:value-type="float">
            <text:p>6917725</text:p>
          </table:table-cell>
          <table:table-cell table:formula="of:=([.B187]/[.B186])*100" office:value-type="float" office:value="56.2070970171598" calcext:value-type="float">
            <text:p>56.20709701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3];[.B160];[.B167];[.B174];[.B181])" office:value-type="float" office:value="6917726" calcext:value-type="float">
            <text:p>6917726</text:p>
          </table:table-cell>
          <table:table-cell table:formula="of:=([.B188]/[.B186])*100" office:value-type="float" office:value="56.2071051422438" calcext:value-type="float">
            <text:p>56.20710514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4];[.B161];[.B168];[.B175];[.B182])" office:value-type="float" office:value="3494803730" calcext:value-type="float">
            <text:p>34948037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5];[.B162];[.B169];[.B177];[.B183])" office:value-type="float" office:value="131948778" calcext:value-type="float">
            <text:p>131948778</text:p>
          </table:table-cell>
          <table:table-cell table:formula="of:=([.B190]/[.B189])*100" office:value-type="float" office:value="3.77557048103528" calcext:value-type="float">
            <text:p>3.7755704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6];[.B163];[.B170];[.B177];[.B184])" office:value-type="float" office:value="131948859" calcext:value-type="float">
            <text:p>131948859</text:p>
          </table:table-cell>
          <table:table-cell table:formula="of:=([.B191]/[.B189])*100" office:value-type="float" office:value="3.77557279876201" calcext:value-type="float">
            <text:p>3.775572798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51];[.J158];[.J165];[.J172];[.J179])" office:value-type="float" office:value="8081717" calcext:value-type="float">
            <text:p>8081717</text:p>
          </table:table-cell>
          <table:table-cell table:formula="of:=([.B192]/[.B186])*100" office:value-type="float" office:value="65.6646298435149" calcext:value-type="float">
            <text:p>65.664629843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154];[.J161];[.J168];[.J175];[.J182])" office:value-type="float" office:value="882210212" calcext:value-type="float">
            <text:p>882210212</text:p>
          </table:table-cell>
          <table:table-cell table:formula="of:=([.B193]/[.B189])*100" office:value-type="float" office:value="25.2434837592439" calcext:value-type="float">
            <text:p>25.243483759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893012" calcext:value-type="float">
            <text:p>3893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4157" calcext:value-type="float">
            <text:p>34157</text:p>
          </table:table-cell>
          <table:table-cell table:style-name="ce4" table:formula="of:=([.G199]/[.B199])*100" office:value-type="float" office:value="0.877392620418329" calcext:value-type="float">
            <text:p>0.8773926204</text:p>
          </table:table-cell>
          <table:table-cell table:style-name="ce4" office:value-type="float" office:value="0.877" calcext:value-type="float">
            <text:p>0.877</text:p>
          </table:table-cell>
          <table:table-cell table:style-name="ce4" office:value-type="float" office:value="2460708" calcext:value-type="float">
            <text:p>2460708</text:p>
          </table:table-cell>
          <table:table-cell table:style-name="ce4" table:formula="of:=([.J199]/[.B199])*100" office:value-type="float" office:value="63.2083332905216" calcext:value-type="float">
            <text:p>63.2083332905</text:p>
          </table:table-cell>
          <table:table-cell table:style-name="ce4" office:value-type="float" office:value="63.208" calcext:value-type="float">
            <text:p>63.20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0]/[.B199])*100" office:value-type="float" office:value="53.534641044004" calcext:value-type="float">
            <text:p>53.5346410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1]/[.B199])*100" office:value-type="float" office:value="56.4183465142157" calcext:value-type="float">
            <text:p>56.4183465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569818262" calcext:value-type="float">
            <text:p>156981826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26498" calcext:value-type="float">
            <text:p>3126498</text:p>
          </table:table-cell>
          <table:table-cell table:style-name="ce4" table:formula="of:=([.G202]/[.B202])*100" office:value-type="float" office:value="0.199163054455535" calcext:value-type="float">
            <text:p>0.1991630545</text:p>
          </table:table-cell>
          <table:table-cell table:style-name="ce4" office:value-type="float" office:value="0.199" calcext:value-type="float">
            <text:p>0.199</text:p>
          </table:table-cell>
          <table:table-cell table:style-name="ce4" office:value-type="float" office:value="307557459" calcext:value-type="float">
            <text:p>307557459</text:p>
          </table:table-cell>
          <table:table-cell table:style-name="ce4" table:formula="of:=([.J202]/[.B202])*100" office:value-type="float" office:value="19.5919149652497" calcext:value-type="float">
            <text:p>19.5919149652</text:p>
          </table:table-cell>
          <table:table-cell table:style-name="ce4" office:value-type="float" office:value="19.592" calcext:value-type="float">
            <text:p>19.592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3]/[.B202])*100" office:value-type="float" office:value="8.05201850811441" calcext:value-type="float">
            <text:p>8.052018508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4]/[.B202])*100" office:value-type="float" office:value="9.40823218681603" calcext:value-type="float">
            <text:p>9.40823218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13820" calcext:value-type="float">
            <text:p>331382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5246" calcext:value-type="float">
            <text:p>45246</text:p>
          </table:table-cell>
          <table:table-cell table:style-name="ce4" table:formula="of:=([.G206]/[.B206])*100" office:value-type="float" office:value="1.36537289291513" calcext:value-type="float">
            <text:p>1.3653728929</text:p>
          </table:table-cell>
          <table:table-cell table:style-name="ce4" office:value-type="float" office:value="1.365" calcext:value-type="float">
            <text:p>1.365</text:p>
          </table:table-cell>
          <table:table-cell table:style-name="ce4" office:value-type="float" office:value="2174742" calcext:value-type="float">
            <text:p>2174742</text:p>
          </table:table-cell>
          <table:table-cell table:style-name="ce4" table:formula="of:=([.J206]/[.B206])*100" office:value-type="float" office:value="65.6264371631531" calcext:value-type="float">
            <text:p>65.6264371632</text:p>
          </table:table-cell>
          <table:table-cell table:style-name="ce4" office:value-type="float" office:value="65.626" calcext:value-type="float">
            <text:p>65.626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7]/[.B206])*100" office:value-type="float" office:value="54.6449716641218" calcext:value-type="float">
            <text:p>54.64497166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8]/[.B206])*100" office:value-type="float" office:value="57.5402707449409" calcext:value-type="float">
            <text:p>57.54027074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66972982" calcext:value-type="float">
            <text:p>146697298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694138" calcext:value-type="float">
            <text:p>3694138</text:p>
          </table:table-cell>
          <table:table-cell table:style-name="ce4" table:formula="of:=([.G209]/[.B209])*100" office:value-type="float" office:value="0.251820452409668" calcext:value-type="float">
            <text:p>0.2518204524</text:p>
          </table:table-cell>
          <table:table-cell table:style-name="ce4" office:value-type="float" office:value="0.252" calcext:value-type="float">
            <text:p>0.252</text:p>
          </table:table-cell>
          <table:table-cell table:style-name="ce4" office:value-type="float" office:value="335818661" calcext:value-type="float">
            <text:p>335818661</text:p>
          </table:table-cell>
          <table:table-cell table:style-name="ce4" table:formula="of:=([.J209]/[.B209])*100" office:value-type="float" office:value="22.8919458722519" calcext:value-type="float">
            <text:p>22.8919458723</text:p>
          </table:table-cell>
          <table:table-cell table:style-name="ce4" office:value-type="float" office:value="22.892" calcext:value-type="float">
            <text:p>22.892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0]/[.B209])*100" office:value-type="float" office:value="8.32917984852157" calcext:value-type="float">
            <text:p>8.32917984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1]/[.B209])*100" office:value-type="float" office:value="9.84534396830493" calcext:value-type="float">
            <text:p>9.84534396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482452" calcext:value-type="float">
            <text:p>248245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5225" calcext:value-type="float">
            <text:p>25225</text:p>
          </table:table-cell>
          <table:table-cell table:style-name="ce4" table:formula="of:=([.G213]/[.B213])*100" office:value-type="float" office:value="1.01613243680039" calcext:value-type="float">
            <text:p>1.0161324368</text:p>
          </table:table-cell>
          <table:table-cell table:style-name="ce4" office:value-type="float" office:value="1.016" calcext:value-type="float">
            <text:p>1.016</text:p>
          </table:table-cell>
          <table:table-cell table:style-name="ce4" office:value-type="float" office:value="1591768" calcext:value-type="float">
            <text:p>1591768</text:p>
          </table:table-cell>
          <table:table-cell table:style-name="ce4" table:formula="of:=([.J213]/[.B213])*100" office:value-type="float" office:value="64.1207966961698" calcext:value-type="float">
            <text:p>64.1207966962</text:p>
          </table:table-cell>
          <table:table-cell table:style-name="ce4" office:value-type="float" office:value="64.121" calcext:value-type="float">
            <text:p>64.12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4]/[.B213])*100" office:value-type="float" office:value="54.1993158377282" calcext:value-type="float">
            <text:p>54.19931583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5]/[.B213])*100" office:value-type="float" office:value="56.552755098588" calcext:value-type="float">
            <text:p>56.55275509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229169541" calcext:value-type="float">
            <text:p>122916954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673032" calcext:value-type="float">
            <text:p>2673032</text:p>
          </table:table-cell>
          <table:table-cell table:style-name="ce4" table:formula="of:=([.G216]/[.B216])*100" office:value-type="float" office:value="0.217466501636978" calcext:value-type="float">
            <text:p>0.2174665016</text:p>
          </table:table-cell>
          <table:table-cell table:style-name="ce4" office:value-type="float" office:value="0.217" calcext:value-type="float">
            <text:p>0.217</text:p>
          </table:table-cell>
          <table:table-cell table:style-name="ce4" office:value-type="float" office:value="279242109" calcext:value-type="float">
            <text:p>279242109</text:p>
          </table:table-cell>
          <table:table-cell table:style-name="ce4" table:formula="of:=([.J216]/[.B216])*100" office:value-type="float" office:value="22.7179489635596" calcext:value-type="float">
            <text:p>22.7179489636</text:p>
          </table:table-cell>
          <table:table-cell table:style-name="ce4" office:value-type="float" office:value="22.718" calcext:value-type="float">
            <text:p>22.71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7]/[.B216])*100" office:value-type="float" office:value="8.04434219217282" calcext:value-type="float">
            <text:p>8.04434219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8]/[.B216])*100" office:value-type="float" office:value="9.48302346519015" calcext:value-type="float">
            <text:p>9.48302346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4125326" calcext:value-type="float">
            <text:p>412532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2738" calcext:value-type="float">
            <text:p>42738</text:p>
          </table:table-cell>
          <table:table-cell table:style-name="ce4" table:formula="of:=([.G220]/[.B220])*100" office:value-type="float" office:value="1.03599085260171" calcext:value-type="float">
            <text:p>1.0359908526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 office:value-type="float" office:value="2505449" calcext:value-type="float">
            <text:p>2505449</text:p>
          </table:table-cell>
          <table:table-cell table:style-name="ce4" table:formula="of:=([.J220]/[.B220])*100" office:value-type="float" office:value="60.7333578000866" calcext:value-type="float">
            <text:p>60.7333578001</text:p>
          </table:table-cell>
          <table:table-cell table:style-name="ce4" office:value-type="float" office:value="60.733" calcext:value-type="float">
            <text:p>60.73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1]/[.B220])*100" office:value-type="float" office:value="45.3674691406206" calcext:value-type="float">
            <text:p>45.36746914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2]/[.B220])*100" office:value-type="float" office:value="48.981947123694" calcext:value-type="float">
            <text:p>48.98194712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2705629232" calcext:value-type="float">
            <text:p>270562923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171704" calcext:value-type="float">
            <text:p>5171704</text:p>
          </table:table-cell>
          <table:table-cell table:style-name="ce4" table:formula="of:=([.G223]/[.B223])*100" office:value-type="float" office:value="0.191146072005479" calcext:value-type="float">
            <text:p>0.191146072</text:p>
          </table:table-cell>
          <table:table-cell table:style-name="ce4" office:value-type="float" office:value="0.191" calcext:value-type="float">
            <text:p>0.191</text:p>
          </table:table-cell>
          <table:table-cell table:style-name="ce4" office:value-type="float" office:value="746984064" calcext:value-type="float">
            <text:p>746984064</text:p>
          </table:table-cell>
          <table:table-cell table:style-name="ce4" table:formula="of:=([.J223]/[.B223])*100" office:value-type="float" office:value="27.6085154301733" calcext:value-type="float">
            <text:p>27.6085154302</text:p>
          </table:table-cell>
          <table:table-cell table:style-name="ce4" office:value-type="float" office:value="27.609" calcext:value-type="float">
            <text:p>27.60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4]/[.B223])*100" office:value-type="float" office:value="5.77450572872876" calcext:value-type="float">
            <text:p>5.77450572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5]/[.B223])*100" office:value-type="float" office:value="7.11075097520975" calcext:value-type="float">
            <text:p>7.11075097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937" calcext:value-type="float">
            <text:p>3193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672" calcext:value-type="float">
            <text:p>672</text:p>
          </table:table-cell>
          <table:table-cell table:style-name="ce4" table:formula="of:=([.G227]/[.B227])*100" office:value-type="float" office:value="2.10414253060713" calcext:value-type="float">
            <text:p>2.1041425306</text:p>
          </table:table-cell>
          <table:table-cell table:style-name="ce4" office:value-type="float" office:value="2.104" calcext:value-type="float">
            <text:p>2.104</text:p>
          </table:table-cell>
          <table:table-cell table:style-name="ce4" office:value-type="float" office:value="21614" calcext:value-type="float">
            <text:p>21614</text:p>
          </table:table-cell>
          <table:table-cell table:style-name="ce4" table:formula="of:=([.J227]/[.B227])*100" office:value-type="float" office:value="67.676989072236" calcext:value-type="float">
            <text:p>67.6769890722</text:p>
          </table:table-cell>
          <table:table-cell table:style-name="ce4" office:value-type="float" office:value="67.677" calcext:value-type="float">
            <text:p>67.67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8]/[.B227])*100" office:value-type="float" office:value="57.7136236966528" calcext:value-type="float">
            <text:p>57.71362369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29]/[.B227])*100" office:value-type="float" office:value="58.5214641325109" calcext:value-type="float">
            <text:p>58.52146413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2858769" calcext:value-type="float">
            <text:p>1285876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3138" calcext:value-type="float">
            <text:p>43138</text:p>
          </table:table-cell>
          <table:table-cell table:style-name="ce4" table:formula="of:=([.G230]/[.B230])*100" office:value-type="float" office:value="0.335475347601314" calcext:value-type="float">
            <text:p>0.3354753476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 office:value-type="float" office:value="4897356" calcext:value-type="float">
            <text:p>4897356</text:p>
          </table:table-cell>
          <table:table-cell table:style-name="ce4" table:formula="of:=([.J230]/[.B230])*100" office:value-type="float" office:value="38.0857296682132" calcext:value-type="float">
            <text:p>38.0857296682</text:p>
          </table:table-cell>
          <table:table-cell table:style-name="ce4" office:value-type="float" office:value="38.086" calcext:value-type="float">
            <text:p>38.086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1]/[.B230])*100" office:value-type="float" office:value="12.3001509709055" calcext:value-type="float">
            <text:p>12.30015097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2]/[.B230])*100" office:value-type="float" office:value="13.314034959334" calcext:value-type="float">
            <text:p>13.3140349593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99];[.B206];[.B213];[.B220];[.B227])" office:value-type="float" office:value="13846547" calcext:value-type="float">
            <text:p>138465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0];[.B207];[.B214];[.B221];[.B228])" office:value-type="float" office:value="7130406" calcext:value-type="float">
            <text:p>7130406</text:p>
          </table:table-cell>
          <table:table-cell table:formula="of:=([.B235]/[.B234])*100" office:value-type="float" office:value="51.4959144687842" calcext:value-type="float">
            <text:p>51.4959144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1];[.B208];[.B215];[.B222];[.B229])" office:value-type="float" office:value="7546404" calcext:value-type="float">
            <text:p>7546404</text:p>
          </table:table-cell>
          <table:table-cell table:formula="of:=([.B236]/[.B234])*100" office:value-type="float" office:value="54.5002591620857" calcext:value-type="float">
            <text:p>54.50025916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2];[.B209];[.B216];[.B223];[.B230])" office:value-type="float" office:value="6984448786" calcext:value-type="float">
            <text:p>69844487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3];[.B210];[.B217];[.B225];[.B231])" office:value-type="float" office:value="541439684" calcext:value-type="float">
            <text:p>541439684</text:p>
          </table:table-cell>
          <table:table-cell table:formula="of:=([.B238]/[.B237])*100" office:value-type="float" office:value="7.75207465312496" calcext:value-type="float">
            <text:p>7.75207465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4];[.B211];[.B218];[.B225];[.B232])" office:value-type="float" office:value="602785697" calcext:value-type="float">
            <text:p>602785697</text:p>
          </table:table-cell>
          <table:table-cell table:formula="of:=([.B239]/[.B237])*100" office:value-type="float" office:value="8.63039755131795" calcext:value-type="float">
            <text:p>8.630397551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99];[.J206];[.J213];[.J220];[.J227])" office:value-type="float" office:value="8754281" calcext:value-type="float">
            <text:p>8754281</text:p>
          </table:table-cell>
          <table:table-cell table:formula="of:=([.B240]/[.B234])*100" office:value-type="float" office:value="63.2235675797006" calcext:value-type="float">
            <text:p>63.223567579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202];[.J209];[.J216];[.J223];[.J230])" office:value-type="float" office:value="1674499649" calcext:value-type="float">
            <text:p>1674499649</text:p>
          </table:table-cell>
          <table:table-cell table:formula="of:=([.B241]/[.B237])*100" office:value-type="float" office:value="23.9746857669922" calcext:value-type="float">
            <text:p>23.97468576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2];[.B89];[.B137];[.B186];[.B234])" office:value-type="float" office:value="64653855" calcext:value-type="float">
            <text:p>6465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3];[.B90];[.B138];[.B187];[.B235])" office:value-type="float" office:value="36008406" calcext:value-type="float">
            <text:p>36008406</text:p>
          </table:table-cell>
          <table:table-cell table:formula="of:=([.B247]/[.B246])*100" office:value-type="float" office:value="55.6941361037172" calcext:value-type="float">
            <text:p>55.6941361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4];[.B91];[.B139];[.B188];[.B236])" office:value-type="float" office:value="37311035" calcext:value-type="float">
            <text:p>37311035</text:p>
          </table:table-cell>
          <table:table-cell table:formula="of:=([.B248]/[.B246])*100" office:value-type="float" office:value="57.7089100100837" calcext:value-type="float">
            <text:p>57.708910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5];[.B92];[.B140];[.B189];[.B237])" office:value-type="float" office:value="24338189029" calcext:value-type="float">
            <text:p>24338189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6];[.B93];[.B141];[.B190];[.B238])" office:value-type="float" office:value="2228349447" calcext:value-type="float">
            <text:p>2228349447</text:p>
          </table:table-cell>
          <table:table-cell table:formula="of:=([.B250]/[.B249])*100" office:value-type="float" office:value="9.15577344043481" calcext:value-type="float">
            <text:p>9.1557734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7];[.B94];[.B142];[.B191];[.B239])" office:value-type="float" office:value="2609739562" calcext:value-type="float">
            <text:p>2609739562</text:p>
          </table:table-cell>
          <table:table-cell table:formula="of:=([.B251]/[.B249])*100" office:value-type="float" office:value="10.7228173751563" calcext:value-type="float">
            <text:p>10.72281737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oodput vs Throughpu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# of !goodput packages</text:p>
          </table:table-cell>
          <table:table-cell table:formula="of:=SUM([.B240];[.B192];[.B143];[.B95];[.B48])" office:value-type="float" office:value="44119989" calcext:value-type="float">
            <text:p>44119989</text:p>
          </table:table-cell>
          <table:table-cell table:formula="of:=SUM([.B254]/[.B246])*100" office:value-type="float" office:value="68.240306784491" calcext:value-type="float">
            <text:p>68.24030678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# of !goodput bytes</text:p>
          </table:table-cell>
          <table:table-cell table:formula="of:=SUM([.B241];[.B193];[.B144];[.B96];[.B49])" office:value-type="float" office:value="7989727161" calcext:value-type="float">
            <text:p>7989727161</text:p>
          </table:table-cell>
          <table:table-cell table:formula="of:=([.B255]/[.B249])*100" office:value-type="float" office:value="32.8279443942189" calcext:value-type="float">
            <text:p>32.8279443942</text:p>
          </table:table-cell>
          <table:table-cell table:number-columns-repeated="1021"/>
        </table:table-row>
        <table:table-row table:style-name="ro1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3.212223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2-08T19:35:06.940459988</dc:date>
    <dc:creator>chucky </dc:creator>
    <meta:editing-duration>PT8H21M27S</meta:editing-duration>
    <meta:editing-cycles>26</meta:editing-cycles>
    <meta:generator>LibreOffice/4.1.2.3$Linux_X86_64 LibreOffice_project/410m0$Build-3</meta:generator>
    <meta:document-statistic meta:table-count="1" meta:cell-count="9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istribution of packets</text:p>
        </chart:title>
        <chart:plot-area chart:style-name="ch3" table:cell-range-address="Sheet1.A246:Sheet1.B248" chart:data-source-has-labels="column" svg:x="1.331cm" svg:y="1.661cm" svg:width="14.029cm" svg:height="6.739cm">
          <chartooo:coordinate-region svg:x="3.064cm" svg:y="1.861cm" svg:width="12.296cm" svg:height="5.892cm"/>
          <chart:axis chart:dimension="x" chart:name="primary-x" chart:style-name="ch4" chartooo:axis-type="auto">
            <chartooo:date-scale/>
            <chart:categories table:cell-range-address="Sheet1.A246:Sheet1.A248"/>
          </chart:axis>
          <chart:axis chart:dimension="y" chart:name="primary-y" chart:style-name="ch5">
            <chart:title svg:x="0.451cm" svg:y="6.437cm" chart:style-name="ch6">
              <text:p>Number of packets</text:p>
            </chart:title>
            <chart:grid chart:style-name="ch7" chart:class="major"/>
          </chart:axis>
          <chart:series chart:style-name="ch8" chart:values-cell-range-address="Sheet1.B246:Sheet1.B24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packets:</text:p>
                <draw:g>
                  <svg:desc>Sheet1.A246:Sheet1.A248</svg:desc>
                </draw:g>
              </table:table-cell>
              <table:table-cell office:value-type="float" office:value="64653855">
                <text:p>64653855</text:p>
                <draw:g>
                  <svg:desc>Sheet1.B246:Sheet1.B248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36008406">
                <text:p>36008406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37311035">
                <text:p>3731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Total Distribution of Bytes</text:p>
        </chart:title>
        <chart:plot-area chart:style-name="ch3" table:cell-range-address="Sheet1.A249:Sheet1.B251" chart:data-source-has-labels="column" svg:x="1.331cm" svg:y="1.661cm" svg:width="14.029cm" svg:height="6.739cm">
          <chartooo:coordinate-region svg:x="3.619cm" svg:y="1.86cm" svg:width="11.741cm" svg:height="5.893cm"/>
          <chart:axis chart:dimension="x" chart:name="primary-x" chart:style-name="ch4" chartooo:axis-type="auto">
            <chartooo:date-scale/>
            <chart:categories table:cell-range-address="Sheet1.A249:Sheet1.A251"/>
          </chart:axis>
          <chart:axis chart:dimension="y" chart:name="primary-y" chart:style-name="ch5">
            <chart:title svg:x="0.451cm" svg:y="6.278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49:Sheet1.B25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bytes:</text:p>
                <draw:g>
                  <svg:desc>Sheet1.A249:Sheet1.A251</svg:desc>
                </draw:g>
              </table:table-cell>
              <table:table-cell office:value-type="float" office:value="24338189029">
                <text:p>24338189029</text:p>
                <draw:g>
                  <svg:desc>Sheet1.B249:Sheet1.B251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2228349447">
                <text:p>2228349447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2609739562">
                <text:p>2609739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